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983a" officeooo:paragraph-rsid="000a983a"/>
    </style:style>
    <style:style style:name="P2" style:family="paragraph" style:parent-style-name="Text_20_body" style:list-style-name="L1">
      <style:text-properties officeooo:rsid="000a983a" officeooo:paragraph-rsid="000a983a"/>
    </style:style>
    <style:style style:name="P3" style:family="paragraph" style:parent-style-name="Text_20_body" style:list-style-name="L1">
      <style:text-properties officeooo:rsid="000cfa29" officeooo:paragraph-rsid="000a983a"/>
    </style:style>
    <style:style style:name="P4" style:family="paragraph" style:parent-style-name="Text_20_body" style:list-style-name="L4">
      <style:text-properties officeooo:rsid="000cfa29" officeooo:paragraph-rsid="0020878f"/>
    </style:style>
    <style:style style:name="P5" style:family="paragraph" style:parent-style-name="Text_20_body">
      <style:text-properties officeooo:rsid="000cfa29" officeooo:paragraph-rsid="000cfa29"/>
    </style:style>
    <style:style style:name="P6" style:family="paragraph" style:parent-style-name="Text_20_body" style:list-style-name="L5">
      <style:text-properties officeooo:rsid="000cfa29" officeooo:paragraph-rsid="0018f326"/>
    </style:style>
    <style:style style:name="P7" style:family="paragraph" style:parent-style-name="Text_20_body" style:list-style-name="L1">
      <style:text-properties officeooo:rsid="000da69f" officeooo:paragraph-rsid="000da69f"/>
    </style:style>
    <style:style style:name="P8" style:family="paragraph" style:parent-style-name="Text_20_body" style:list-style-name="L2">
      <style:text-properties officeooo:rsid="000da69f" officeooo:paragraph-rsid="0011e82f"/>
    </style:style>
    <style:style style:name="P9" style:family="paragraph" style:parent-style-name="Text_20_body" style:list-style-name="L1">
      <style:text-properties officeooo:rsid="000e0c7b" officeooo:paragraph-rsid="000e0c7b"/>
    </style:style>
    <style:style style:name="P10" style:family="paragraph" style:parent-style-name="Text_20_body" style:list-style-name="L2">
      <style:text-properties officeooo:rsid="000f7f85" officeooo:paragraph-rsid="000f7f85"/>
    </style:style>
    <style:style style:name="P11" style:family="paragraph" style:parent-style-name="Text_20_body" style:list-style-name="L2">
      <style:text-properties officeooo:rsid="0011e82f" officeooo:paragraph-rsid="0011e82f"/>
    </style:style>
    <style:style style:name="P12" style:family="paragraph" style:parent-style-name="Text_20_body" style:list-style-name="L4">
      <style:text-properties officeooo:rsid="0011e82f" officeooo:paragraph-rsid="0018f326"/>
    </style:style>
    <style:style style:name="P13" style:family="paragraph" style:parent-style-name="Text_20_body" style:list-style-name="L4">
      <style:text-properties officeooo:rsid="001685b5" officeooo:paragraph-rsid="0018f326"/>
    </style:style>
    <style:style style:name="P14" style:family="paragraph" style:parent-style-name="Text_20_body" style:list-style-name="L4">
      <style:text-properties officeooo:rsid="001685b5" officeooo:paragraph-rsid="0020623e"/>
    </style:style>
    <style:style style:name="P15" style:family="paragraph" style:parent-style-name="Text_20_body">
      <style:text-properties officeooo:rsid="001685b5" officeooo:paragraph-rsid="001685b5"/>
    </style:style>
    <style:style style:name="P16" style:family="paragraph" style:parent-style-name="Text_20_body">
      <style:text-properties officeooo:rsid="001685b5" officeooo:paragraph-rsid="0018f326"/>
    </style:style>
    <style:style style:name="P17" style:family="paragraph" style:parent-style-name="Text_20_body" style:list-style-name="L4">
      <style:text-properties officeooo:paragraph-rsid="001c1c6c"/>
    </style:style>
    <style:style style:name="P18" style:family="paragraph" style:parent-style-name="Text_20_body" style:list-style-name="L4">
      <style:text-properties officeooo:paragraph-rsid="001da92b"/>
    </style:style>
    <style:style style:name="P19" style:family="paragraph" style:parent-style-name="Text_20_body" style:list-style-name="L4">
      <style:text-properties officeooo:paragraph-rsid="0020878f"/>
    </style:style>
    <style:style style:name="P20" style:family="paragraph" style:parent-style-name="Text_20_body" style:list-style-name="L4">
      <style:text-properties officeooo:rsid="00148fdd" officeooo:paragraph-rsid="00148fdd"/>
    </style:style>
    <style:style style:name="P21" style:family="paragraph" style:parent-style-name="Text_20_body" style:list-style-name="L4">
      <style:text-properties officeooo:rsid="00148fdd" officeooo:paragraph-rsid="0018f326"/>
    </style:style>
    <style:style style:name="P22" style:family="paragraph" style:parent-style-name="Text_20_body" style:list-style-name="L4">
      <style:text-properties officeooo:rsid="0017022e" officeooo:paragraph-rsid="000d94d3"/>
    </style:style>
    <style:style style:name="P23" style:family="paragraph" style:parent-style-name="Text_20_body" style:list-style-name="L4">
      <style:text-properties officeooo:rsid="0017022e" officeooo:paragraph-rsid="0018f326"/>
    </style:style>
    <style:style style:name="P24" style:family="paragraph" style:parent-style-name="Text_20_body" style:list-style-name="L4">
      <style:text-properties officeooo:rsid="0018f326" officeooo:paragraph-rsid="0018f326"/>
    </style:style>
    <style:style style:name="P25" style:family="paragraph" style:parent-style-name="Text_20_body" style:list-style-name="L4">
      <style:text-properties officeooo:rsid="0018f326" officeooo:paragraph-rsid="0020878f"/>
    </style:style>
    <style:style style:name="P26" style:family="paragraph" style:parent-style-name="Text_20_body">
      <style:text-properties officeooo:rsid="0018f326" officeooo:paragraph-rsid="0018f326"/>
    </style:style>
    <style:style style:name="P27" style:family="paragraph" style:parent-style-name="Text_20_body" style:list-style-name="L6">
      <style:text-properties officeooo:rsid="0018f326" officeooo:paragraph-rsid="0018f326"/>
    </style:style>
    <style:style style:name="P28" style:family="paragraph" style:parent-style-name="Text_20_body">
      <style:text-properties officeooo:rsid="0019098c" officeooo:paragraph-rsid="0019098c"/>
    </style:style>
    <style:style style:name="P29" style:family="paragraph" style:parent-style-name="Text_20_body" style:list-style-name="L6">
      <style:text-properties officeooo:rsid="0019098c" officeooo:paragraph-rsid="0019098c"/>
    </style:style>
    <style:style style:name="P30" style:family="paragraph" style:parent-style-name="Text_20_body" style:list-style-name="L4">
      <style:text-properties officeooo:rsid="0019098c" officeooo:paragraph-rsid="0019098c"/>
    </style:style>
    <style:style style:name="P31" style:family="paragraph" style:parent-style-name="Text_20_body">
      <style:text-properties officeooo:rsid="0019098c" officeooo:paragraph-rsid="0020623e"/>
    </style:style>
    <style:style style:name="P32" style:family="paragraph" style:parent-style-name="Text_20_body" style:list-style-name="L5">
      <style:text-properties officeooo:paragraph-rsid="001685b5"/>
    </style:style>
    <style:style style:name="P33" style:family="paragraph" style:parent-style-name="Text_20_body" style:list-style-name="L6">
      <style:text-properties officeooo:paragraph-rsid="0018f326"/>
    </style:style>
    <style:style style:name="P34" style:family="paragraph" style:parent-style-name="Text_20_body" style:list-style-name="L4">
      <style:text-properties officeooo:rsid="001a88bf" officeooo:paragraph-rsid="001a88bf"/>
    </style:style>
    <style:style style:name="P35" style:family="paragraph" style:parent-style-name="Text_20_body" style:list-style-name="L4">
      <style:text-properties officeooo:rsid="001a88bf" officeooo:paragraph-rsid="001e17e6"/>
    </style:style>
    <style:style style:name="P36" style:family="paragraph" style:parent-style-name="Text_20_body" style:list-style-name="L4">
      <style:text-properties officeooo:rsid="001ecfd2" officeooo:paragraph-rsid="001ecfd2"/>
    </style:style>
    <style:style style:name="P37" style:family="paragraph" style:parent-style-name="Text_20_body" style:list-style-name="L7">
      <style:text-properties officeooo:rsid="00204d96" officeooo:paragraph-rsid="00204d96"/>
    </style:style>
    <style:style style:name="P38" style:family="paragraph" style:parent-style-name="Text_20_body" style:list-style-name="L4">
      <style:text-properties officeooo:rsid="0020623e" officeooo:paragraph-rsid="0020623e"/>
    </style:style>
    <style:style style:name="P39" style:family="paragraph" style:parent-style-name="Text_20_body" style:list-style-name="L4">
      <style:text-properties officeooo:rsid="0020878f" officeooo:paragraph-rsid="0020878f"/>
    </style:style>
    <style:style style:name="P40" style:family="paragraph" style:parent-style-name="Text_20_body">
      <style:text-properties officeooo:paragraph-rsid="0020878f"/>
    </style:style>
    <style:style style:name="P41" style:family="paragraph" style:parent-style-name="Text_20_body" style:list-style-name="L4">
      <style:text-properties officeooo:rsid="00218483" officeooo:paragraph-rsid="00218483"/>
    </style:style>
    <style:style style:name="P42" style:family="paragraph" style:parent-style-name="Text_20_body" style:list-style-name="L4">
      <style:text-properties officeooo:rsid="00227297" officeooo:paragraph-rsid="00227297"/>
    </style:style>
    <style:style style:name="P43" style:family="paragraph" style:parent-style-name="Heading_20_1">
      <style:text-properties officeooo:rsid="000cfa29" officeooo:paragraph-rsid="000a983a"/>
    </style:style>
    <style:style style:name="P44" style:family="paragraph" style:parent-style-name="Heading_20_1">
      <style:text-properties officeooo:paragraph-rsid="0019098c"/>
    </style:style>
    <style:style style:name="P45" style:family="paragraph" style:parent-style-name="Heading_20_3">
      <style:text-properties officeooo:paragraph-rsid="0020878f"/>
    </style:style>
    <style:style style:name="T1" style:family="text">
      <style:text-properties officeooo:rsid="000b4ca9"/>
    </style:style>
    <style:style style:name="T2" style:family="text">
      <style:text-properties officeooo:rsid="000cfa29"/>
    </style:style>
    <style:style style:name="T3" style:family="text">
      <style:text-properties officeooo:rsid="000e0c7b"/>
    </style:style>
    <style:style style:name="T4" style:family="text">
      <style:text-properties officeooo:rsid="000f7f85"/>
    </style:style>
    <style:style style:name="T5" style:family="text">
      <style:text-properties officeooo:rsid="0011e82f"/>
    </style:style>
    <style:style style:name="T6" style:family="text">
      <style:text-properties officeooo:rsid="0018f326"/>
    </style:style>
    <style:style style:name="T7" style:family="text">
      <style:text-properties officeooo:rsid="0019098c"/>
    </style:style>
    <style:style style:name="T8" style:family="text">
      <style:text-properties officeooo:rsid="001c1c6c"/>
    </style:style>
    <style:style style:name="T9" style:family="text">
      <style:text-properties officeooo:rsid="001ecfd2"/>
    </style:style>
    <style:style style:name="T10" style:family="text">
      <style:text-properties officeooo:rsid="00204d96"/>
    </style:style>
    <style:style style:name="T11" style:family="text">
      <style:text-properties officeooo:rsid="0020623e"/>
    </style:style>
    <style:style style:name="T12" style:family="text">
      <style:text-properties officeooo:rsid="0020878f"/>
    </style:style>
    <style:style style:name="T13" style:family="text">
      <style:text-properties officeooo:rsid="00218483"/>
    </style:style>
    <style:style style:name="T14" style:family="text">
      <style:text-properties officeooo:rsid="00227297"/>
    </style:style>
    <style:style style:name="T15" style:family="text">
      <style:text-properties officeooo:rsid="0026b5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ersion 1.0 last change</text:span> 2020-11-13</text:p>
      <text:h text:style-name="P43" text:outline-level="1">Sequence</text:h>
      <text:list xml:id="list741103744" text:style-name="L1">
        <text:list-item>
          <text:p text:style-name="P2">capture motion from webcam (Raspberry Pi 3) </text:p>
        </text:list-item>
        <text:list-item>
          <text:p text:style-name="P2">save video sequences to Firebase (Cloud Firestore)</text:p>
        </text:list-item>
        <text:list-item>
          <text:p text:style-name="P2">frontend to administrate, search and view motion </text:p>
        </text:list-item>
      </text:list>
      <text:h text:style-name="Heading_20_1" text:outline-level="1"><text:span text:style-name="T2">Class MotionBuffer</text:span> </text:h>
      <text:list xml:id="list205623213271769" text:continue-numbering="true" text:style-name="L1">
        <text:list-item>
          <text:p text:style-name="P2">store incoming video continuously to ringbuffer<text:span text:style-name="T2"> (deque)</text:span></text:p>
        </text:list-item>
        <text:list-item>
          <text:p text:style-name="P3">allows 3 different threads to access functions</text:p>
        </text:list-item>
      </text:list>
      <text:h text:style-name="Heading_20_3" text:outline-level="3">Functions</text:h>
      <text:list xml:id="list205624086304478" text:continue-numbering="true" text:style-name="L1">
        <text:list-item>
          <text:p text:style-name="P7">writeBuffer(cv::Mat frame)</text:p>
        </text:list-item>
        <text:list-item>
          <text:p text:style-name="P7">cv::Mat getFrame<text:span text:style-name="T3">ForDetection()</text:span></text:p>
        </text:list-item>
        <text:list-item>
          <text:p text:style-name="P9">cv::Mat getMotionFrame()</text:p>
        </text:list-item>
      </text:list>
      <text:h text:style-name="Heading_20_3" text:outline-level="3">Signals</text:h>
      <text:list xml:id="list2844374362" text:style-name="L2">
        <text:list-item>
          <text:p text:style-name="P10">OUT</text:p>
          <text:list>
            <text:list-item>
              <text:p text:style-name="P8">isFrame<text:span text:style-name="T5">ForDetection</text:span>Ready<text:span text:style-name="T4"> (condition variable)</text:span></text:p>
            </text:list-item>
            <text:list-item>
              <text:p text:style-name="P11">isSaveToDiskReady</text:p>
            </text:list-item>
          </text:list>
        </text:list-item>
        <text:list-item>
          <text:p text:style-name="P10">IN</text:p>
          <text:list>
            <text:list-item>
              <text:p text:style-name="P10">isMotionDetected (condition variable)</text:p>
            </text:list-item>
          </text:list>
        </text:list-item>
      </text:list>
      <text:h text:style-name="Heading_20_1" text:outline-level="1">Class MotionDetection</text:h>
      <text:h text:style-name="Heading_20_1" text:outline-level="1">Threads</text:h>
      <text:h text:style-name="Heading_20_3" text:outline-level="3"><text:span text:style-name="T6">main_</text:span>thread_video_capture</text:h>
      <text:p text:style-name="P15">in every case</text:p>
      <text:list xml:id="list3636649091" text:style-name="L5">
        <text:list-item>
          <text:p text:style-name="P32"><text:span text:style-name="T2">read frames from webcam</text:span></text:p>
        </text:list-item>
        <text:list-item>
          <text:p text:style-name="P6">push frame to <text:span text:style-name="T6">head of </text:span>ring<text:span text:style-name="T6"> </text:span>buffer<text:span text:style-name="T8"> (with lock_guard)</text:span></text:p>
        </text:list-item>
      </text:list>
      <text:p text:style-name="P16"><text:span text:style-name="T6">no isSaveToDiskRunning mode</text:span></text:p>
      <text:list xml:id="list76936109" text:style-name="L6">
        <text:list-item>
          <text:p text:style-name="P33"><text:span text:style-name="T6">delete last frame, if ring buffer full</text:span></text:p>
        </text:list-item>
        <text:list-item>
          <text:p text:style-name="P27"><text:soft-page-break/>if <text:span text:style-name="T10">activate</text:span>SaveToDisk is triggered</text:p>
          <text:list>
            <text:list-item>
              <text:p text:style-name="P29">set isSaveToDiskRunning</text:p>
            </text:list-item>
            <text:list-item>
              <text:p text:style-name="P27">signal to <text:span text:style-name="T7">thread_saveToDisk: cndSaveToDisk</text:span></text:p>
            </text:list-item>
          </text:list>
        </text:list-item>
      </text:list>
      <text:p text:style-name="P5"><text:span text:style-name="T6">isSaveToDiskRunning</text:span></text:p>
      <text:list xml:id="list896821685" text:style-name="L7">
        <text:list-item>
          <text:p text:style-name="P37">if activateSaveToDisk is not triggered</text:p>
        </text:list-item>
      </text:list>
      <text:h text:style-name="Heading_20_3" text:outline-level="3">thread_save<text:span text:style-name="T6">ToDisk</text:span></text:h>
      <text:p text:style-name="P28">while !terminateThread</text:p>
      <text:list xml:id="list922604722" text:style-name="L4">
        <text:list-item>
          <text:p text:style-name="P13"><text:span text:style-name="T7">wait for cndSaveToDisk</text:span></text:p>
        </text:list-item>
        <text:list-item>
          <text:p text:style-name="P36">if terminateThread break</text:p>
        </text:list-item>
        <text:list-item>
          <text:p text:style-name="P30">open new video file for writing</text:p>
        </text:list-item>
        <text:list-item>
          <text:p text:style-name="P34">while isSaveToDiskRunning</text:p>
          <text:list>
            <text:list-item>
              <text:p text:style-name="P36">continue = true</text:p>
            </text:list-item>
            <text:list-item>
              <text:p text:style-name="P36">while continue</text:p>
              <text:list>
                <text:list-item>
                  <text:p text:style-name="P18"><text:span text:style-name="T8">lock_guard:<text:line-break/>tmpFrame = pop last frame<text:line-break/>continue = deque_size &gt; 1</text:span></text:p>
                </text:list-item>
                <text:list-item>
                  <text:p text:style-name="P17"><text:span text:style-name="T8">write to file</text:span></text:p>
                </text:list-item>
              </text:list>
            </text:list-item>
            <text:list-item>
              <text:p text:style-name="P35">wait for <text:span text:style-name="T9">cndB</text:span>ufferAccessible</text:p>
            </text:list-item>
            <text:list-item>
              <text:p text:style-name="P36">if terminateThread break</text:p>
            </text:list-item>
          </text:list>
        </text:list-item>
        <text:list-item>
          <text:p text:style-name="P12"><text:span text:style-name="T9">close video file</text:span></text:p>
        </text:list-item>
      </text:list>
      <text:h text:style-name="P45" text:outline-level="3">thread_saveToDisk<text:span text:style-name="T11"> (simpler)</text:span></text:h>
      <text:p text:style-name="Text_20_body">implemention with <text:span text:style-name="T12">just </text:span>one cndVar</text:p>
      <text:p text:style-name="P31">while !terminateThread</text:p>
      <text:list xml:id="list205623029932282" text:continue-numbering="true" text:style-name="L4">
        <text:list-item>
          <text:p text:style-name="P14"><text:span text:style-name="T7">wait for cndBufferAccessible</text:span></text:p>
        </text:list-item>
        <text:list-item>
          <text:p text:style-name="P39"><text:span text:style-name="T13">if </text:span>first access<text:span text:style-name="T13"> (activate &amp; !saveToDiskRunning)</text:span></text:p>
          <text:list>
            <text:list-item>
              <text:p text:style-name="P41">open new file</text:p>
            </text:list-item>
            <text:list-item>
              <text:p text:style-name="P41">set SaveToDiskRunning</text:p>
            </text:list-item>
          </text:list>
        </text:list-item>
        <text:list-item>
          <text:p text:style-name="P38">repeat = true</text:p>
        </text:list-item>
        <text:list-item>
          <text:p text:style-name="P38">while (repeat)</text:p>
          <text:list>
            <text:list-item>
              <text:p text:style-name="P38"><text:soft-page-break/>lock_guard<text:span text:style-name="T12"> bufferAccess</text:span><text:line-break/>lastFrame = buffer.end.copy<text:line-break/>repeat = buffer.size &gt; 1</text:p>
            </text:list-item>
            <text:list-item>
              <text:p text:style-name="P38">write lastFrame to file</text:p>
            </text:list-item>
          </text:list>
        </text:list-item>
        <text:list-item>
          <text:p text:style-name="P19"><text:span text:style-name="T12">set waitingForNewFrame</text:span></text:p>
        </text:list-item>
        <text:list-item>
          <text:p text:style-name="P41">if stop save to disk (!activate)</text:p>
          <text:list>
            <text:list-item>
              <text:p text:style-name="P41">close file</text:p>
            </text:list-item>
            <text:list-item>
              <text:p text:style-name="P42">reset SaveToDisk running</text:p>
            </text:list-item>
          </text:list>
        </text:list-item>
      </text:list>
      <text:h text:style-name="P45" text:outline-level="3"><text:span text:style-name="T12">main_</text:span>thread_video_capture<text:span text:style-name="T12"> (simpler)</text:span></text:h>
      <text:p text:style-name="Text_20_body">NOT saveToDiskRunning</text:p>
      <text:list xml:id="list205622713578977" text:continue-numbering="true" text:style-name="L4">
        <text:list-item>
          <text:p text:style-name="P19"><text:span text:style-name="T2">read frames from webcam</text:span></text:p>
        </text:list-item>
        <text:list-item>
          <text:p text:style-name="P4">push frame to <text:span text:style-name="T6">head of </text:span>ring<text:span text:style-name="T6"> </text:span>buffer</text:p>
        </text:list-item>
        <text:list-item>
          <text:p text:style-name="P4">delete last frame, if ring buffer full</text:p>
        </text:list-item>
        <text:list-item>
          <text:p text:style-name="P39">if activateSaveToDisk</text:p>
          <text:list>
            <text:list-item>
              <text:p text:style-name="P39">set <text:span text:style-name="T14">isBufferAccessible</text:span></text:p>
            </text:list-item>
            <text:list-item>
              <text:p text:style-name="P42">cndBufferAccessible.notify</text:p>
            </text:list-item>
          </text:list>
        </text:list-item>
      </text:list>
      <text:p text:style-name="P40"><text:span text:style-name="T12">IS SaveToDiskRunning</text:span></text:p>
      <text:list xml:id="list205623901682717" text:continue-numbering="true" text:style-name="L4">
        <text:list-item>
          <text:p text:style-name="P19"><text:span text:style-name="T2">push frame to head of ring buffer (with lock_guard)</text:span></text:p>
        </text:list-item>
        <text:list-item>
          <text:p text:style-name="P42">cndBufferAccessible.notify</text:p>
        </text:list-item>
        <text:list-item>
          <text:p text:style-name="P25"><text:span text:style-name="T15">other thread sets s</text:span>aveToDisk<text:span text:style-name="T15">Running mode</text:span></text:p>
          <text:p text:style-name="P23"/>
          <text:list>
            <text:list-header>
              <text:p text:style-name="P23"/>
            </text:list-header>
          </text:list>
        </text:list-item>
      </text:list>
      <text:h text:style-name="P44" text:outline-level="1"><text:span text:style-name="T6">Function </text:span>motion<text:span text:style-name="T6">D</text:span>etection</text:h>
      <text:p text:style-name="P26">executed in main thread</text:p>
      <text:list xml:id="list205623271881180" text:continue-numbering="true" text:style-name="L4">
        <text:list-item>
          <text:p text:style-name="P20">do background subtraction</text:p>
        </text:list-item>
        <text:list-item>
          <text:p text:style-name="P24">if !isMotion flag and motion intensity above threshold for conscutive number of frames</text:p>
          <text:list>
            <text:list-item>
              <text:p text:style-name="P20"><text:span text:style-name="T6">set enableSaveToDisk mode</text:span></text:p>
            </text:list-item>
            <text:list-item>
              <text:p text:style-name="P24">set isMotion flag</text:p>
            </text:list-item>
          </text:list>
        </text:list-item>
        <text:list-item>
          <text:p text:style-name="P13">if <text:span text:style-name="T6">isMotion flag and motion intensity below threshold for conscutive number of frames</text:span></text:p>
          <text:list>
            <text:list-item>
              <text:p text:style-name="P21"><text:soft-page-break/><text:span text:style-name="T6">reset enableSaveToDisk mode</text:span></text:p>
            </text:list-item>
            <text:list-item>
              <text:p text:style-name="P24">reset isMotion flag</text:p>
            </text:list-item>
          </text:list>
        </text:list-item>
        <text:list-item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11-13T14:55:57.888022789</meta:creation-date>
    <meta:generator>LibreOffice/6.0.7.3$Linux_X86_64 LibreOffice_project/00m0$Build-3</meta:generator>
    <dc:date>2020-11-22T20:56:22.064743610</dc:date>
    <dc:creator>Holger Grzonka</dc:creator>
    <meta:editing-duration>PT5H5M24S</meta:editing-duration>
    <meta:editing-cycles>10</meta:editing-cycles>
    <meta:document-statistic meta:table-count="0" meta:image-count="0" meta:object-count="0" meta:page-count="4" meta:paragraph-count="83" meta:word-count="359" meta:character-count="2334" meta:non-whitespace-character-count="2114"/>
  </office:meta>
</office:document-meta>
</file>